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paragraph-rsid="0007ccf6"/>
    </style:style>
    <style:style style:name="P2" style:family="paragraph" style:parent-style-name="Standard">
      <style:text-properties style:font-name="Arial" fo:font-weight="bold" officeooo:paragraph-rsid="0007ccf6" style:font-weight-asian="bold" style:font-weight-complex="bold"/>
    </style:style>
    <style:style style:name="P3" style:family="paragraph" style:parent-style-name="Standard">
      <style:text-properties style:font-name="Arial" fo:font-weight="bold" officeooo:rsid="000884fe" officeooo:paragraph-rsid="000884fe" style:font-weight-asian="bold" style:font-weight-complex="bold"/>
    </style:style>
    <style:style style:name="P4" style:family="paragraph" style:parent-style-name="Standard">
      <style:text-properties style:font-name="Arial" fo:font-weight="bold" officeooo:paragraph-rsid="000884fe" style:font-weight-asian="bold" style:font-weight-complex="bold"/>
    </style:style>
    <style:style style:name="P5" style:family="paragraph" style:parent-style-name="Standard">
      <style:text-properties style:font-name="Arial" fo:font-weight="bold" officeooo:rsid="0006e1e2" officeooo:paragraph-rsid="0006e1e2" style:font-weight-asian="bold" style:font-weight-complex="bold"/>
    </style:style>
    <style:style style:name="P6" style:family="paragraph" style:parent-style-name="Standard">
      <style:text-properties style:font-name="Arial" style:text-underline-style="solid" style:text-underline-width="auto" style:text-underline-color="font-color" officeooo:rsid="0006e1e2" officeooo:paragraph-rsid="0006e1e2"/>
    </style:style>
    <style:style style:name="P7" style:family="paragraph" style:parent-style-name="Standard">
      <style:text-properties officeooo:rsid="0006e1e2" officeooo:paragraph-rsid="0006e1e2"/>
    </style:style>
    <style:style style:name="T1" style:family="text">
      <style:text-properties officeooo:rsid="0007ccf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ccf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84fe" style:font-weight-asian="normal" style:font-weight-complex="normal"/>
    </style:style>
    <style:style style:name="T6" style:family="text">
      <style:text-properties fo:font-weight="normal" officeooo:rsid="000a1f4c" style:font-weight-asian="normal" style:font-weight-complex="normal"/>
    </style:style>
    <style:style style:name="T7" style:family="text">
      <style:text-properties officeooo:rsid="000884fe"/>
    </style:style>
    <style:style style:name="T8" style:family="text">
      <style:text-properties officeooo:rsid="000a1f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ubén Agra Casal <text:tab/><text:tab/><text:tab/><text:tab/><text:tab/><text:tab/><text:tab/><text:tab/>Tarefa <text:span text:style-name="T1">3</text:span></text:p>
      <text:p text:style-name="P7"/>
      <text:p text:style-name="P7"/>
      <text:p text:style-name="P5">X=5, Y=-8 y Z=10 </text:p>
      <text:p text:style-name="P5"/>
      <text:p text:style-name="P1"><text:span text:style-name="T2">1. var1 || var2 &amp;&amp; </text:span><text:span text:style-name="T3">=</text:span><text:span text:style-name="T1"> Es true ya que tiene un operador OR o short-circuit (||), si el primer operador es true ya no se evalúan los demás.</text:span></text:p>
      <text:p text:style-name="P2">2. (var1 || var3) &amp;&amp; (var2 &amp;&amp; !var1) <text:s/><text:span text:style-name="T1">= </text:span><text:span text:style-name="T5">(True) &amp;&amp; (True &amp;&amp; False) → True &amp;&amp; False → False</text:span></text:p>
      <text:p text:style-name="P3">3. (var2 || !var1 || !var3) &amp;&amp; var1= <text:span text:style-name="T4">(True || False || True) → True &amp;&amp; True → True</text:span></text:p>
      <text:p text:style-name="P4">4. (X &gt; 3 || Y &gt; 3) &amp;&amp; Z &lt; -3 <text:span text:style-name="T7">= <text:s/></text:span><text:span text:style-name="T6">(True || False) &amp;&amp; False → True &amp;&amp; False → False</text:span></text:p>
      <text:p text:style-name="P4"><text:span text:style-name="T8">5. (X+Z == 15) &amp;&amp; (Y != 2) </text:span><text:span text:style-name="T6">= (5+10 == 15) &amp;&amp; (-8 != 2) → (True &amp;&amp; False) → Fals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7T21:35:59.703000000</meta:creation-date>
    <dc:date>2023-10-18T17:39:36.517000000</dc:date>
    <meta:editing-duration>PT15M13S</meta:editing-duration>
    <meta:editing-cycles>3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7" meta:word-count="123" meta:character-count="518" meta:non-whitespace-character-count="391"/>
  </office:meta>
</office:document-meta>
</file>